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96cm" fo:min-width="1.97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1.338cm" fo:min-width="0.629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242cm" fo:min-width="2.992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338cm" fo:min-width="2.004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52cm" fo:min-width="1.634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338cm" fo:min-width="1.192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2cm" svg:height="3.176cm" svg:x="8.979cm" svg:y="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29cm" svg:height="1.588cm" svg:x="10.113cm" svg:y="3.857cm">
          <draw:text-box>
            <text:p><text:span text:style-name="T1">0</text:span></text:p>
          </draw:text-box>
        </draw:frame>
        <draw:custom-shape draw:style-name="gr3" draw:text-style-name="P1" draw:layer="layout" svg:width="3.492cm" svg:height="3.492cm" svg:x="9.02cm" svg:y="7.98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513cm" svg:height="1.588cm" svg:x="9.533cm" svg:y="8.937cm">
          <draw:text-box>
            <text:p><text:span text:style-name="T1">sw0</text:span></text:p>
          </draw:text-box>
        </draw:frame>
        <draw:custom-shape draw:style-name="gr5" draw:text-style-name="P1" draw:layer="layout" svg:width="3.81cm" svg:height="2.858cm" svg:x="8.82cm" svg:y="13.3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2" draw:layer="layout" svg:width="1.696cm" svg:height="1.588cm" svg:x="9.959cm" svg:y="13.94cm">
          <draw:text-box>
            <text:p><text:span text:style-name="T1">s0</text:span></text:p>
          </draw:text-box>
        </draw:frame>
        <draw:line draw:style-name="gr7" draw:text-style-name="P3" draw:layer="layout" svg:x1="10.707cm" svg:y1="6.08cm" svg:x2="10.707cm" svg:y2="7.985cm">
          <text:p/>
        </draw:line>
        <draw:line draw:style-name="gr8" draw:text-style-name="P3" draw:layer="layout" svg:x1="10.707cm" svg:y1="11.477cm" svg:x2="10.707cm" svg:y2="13.38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5983b0" draw:marker-start-width="0.356cm" draw:marker-start-center="false" draw:marker-end-width="0.356cm" draw:marker-end-center="false" svg:stroke-opacity="100%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0T10:29:19.883000000</meta:creation-date>
    <dc:date>2021-04-10T11:00:35.677000000</dc:date>
    <meta:editing-duration>PT15M11S</meta:editing-duration>
    <meta:editing-cycles>3</meta:editing-cycles>
    <meta:generator>LibreOffice/7.1.1.2$Windows_X86_64 LibreOffice_project/fe0b08f4af1bacafe4c7ecc87ce55bb426164676</meta:generator>
    <meta:document-statistic meta:object-count="8"/>
  </office:meta>
</office:document-meta>
</file>